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44F92A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938cm, 5.914cm, 8.329cm, 3.1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3.111cm" svg:x="0.991cm" svg:y="2.691cm">
          <draw:image xlink:href="Pictures/10000000000005E8000007E0D44F92A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5T13:11:34.831831900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